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font-weight="bold" officeooo:rsid="00029148" officeooo:paragraph-rsid="0002914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29148" officeooo:paragraph-rsid="0002914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029148" officeooo:paragraph-rsid="0008eae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8eaeb" officeooo:paragraph-rsid="0008eae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8eaeb" officeooo:paragraph-rsid="000ac0b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afae4" officeooo:paragraph-rsid="000af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bold" officeooo:rsid="000afae4" officeooo:paragraph-rsid="000afae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bold" officeooo:rsid="0008eaeb" officeooo:paragraph-rsid="0008eae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fo:font-weight="bold" officeooo:rsid="000afae4" officeooo:paragraph-rsid="000afae4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3d346" officeooo:paragraph-rsid="0003d346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62257" officeooo:paragraph-rsid="00062257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fo:font-weight="bold" officeooo:rsid="000b453d" officeooo:paragraph-rsid="000b453d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italic" style:text-underline-style="none" fo:font-weight="bold" officeooo:rsid="0003d346" officeooo:paragraph-rsid="0003d346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37904" officeooo:paragraph-rsid="0003790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3d346" officeooo:paragraph-rsid="0003d34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fo:font-weight="normal" officeooo:rsid="000b453d" officeooo:paragraph-rsid="000bc47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3d346" officeooo:paragraph-rsid="0003d34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37904" officeooo:paragraph-rsid="0006225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62257" officeooo:paragraph-rsid="0006225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b453d" officeooo:paragraph-rsid="000b453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" fo:font-size="12pt" fo:font-style="normal" style:text-underline-style="none" fo:font-weight="normal" officeooo:rsid="000b453d" officeooo:paragraph-rsid="000bc47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officeooo:paragraph-rsid="000bc47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04f6a4"/>
    </style:style>
    <style:style style:name="T4" style:family="text">
      <style:text-properties style:text-underline-style="none" officeooo:rsid="00062257"/>
    </style:style>
    <style:style style:name="T5" style:family="text">
      <style:text-properties style:text-underline-style="none" officeooo:rsid="0008eaeb"/>
    </style:style>
    <style:style style:name="T6" style:family="text">
      <style:text-properties style:text-underline-style="none" officeooo:rsid="0003d346"/>
    </style:style>
    <style:style style:name="T7" style:family="text">
      <style:text-properties style:text-underline-style="none" officeooo:rsid="000bc47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8eaeb"/>
    </style:style>
    <style:style style:name="T10" style:family="text">
      <style:text-properties officeooo:rsid="00029148"/>
    </style:style>
    <style:style style:name="T11" style:family="text">
      <style:text-properties style:text-position="super 58%"/>
    </style:style>
    <style:style style:name="T12" style:family="text">
      <style:text-properties officeooo:rsid="000ac0b4"/>
    </style:style>
    <style:style style:name="T13" style:family="text">
      <style:text-properties officeooo:rsid="000afae4"/>
    </style:style>
    <style:style style:name="T14" style:family="text">
      <style:text-properties style:text-line-through-style="none" style:text-line-through-type="none" style:font-name="Ubuntu" fo:font-size="12pt" fo:font-style="normal" style:text-underline-style="none" fo:font-weight="normal" officeooo:rsid="000b453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Ubuntu" fo:font-size="12pt" fo:font-style="normal" style:text-underline-style="none" fo:font-weight="normal" officeooo:rsid="000bc47c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fo:font-size="12pt" fo:font-style="normal" style:text-underline-style="none" fo:font-weight="normal" officeooo:rsid="000bdff9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/>
    </style:style>
    <style:style style:name="T18" style:family="text">
      <style:text-properties style:font-name="Ubuntu" officeooo:rsid="000bc47c"/>
    </style:style>
    <style:style style:name="T19" style:family="text">
      <style:text-properties officeooo:rsid="000bc47c"/>
    </style:style>
    <style:style style:name="T20" style:family="text">
      <style:text-properties officeooo:rsid="000bdff9"/>
    </style:style>
    <style:style style:name="T21" style:family="text">
      <style:text-properties officeooo:rsid="000d9d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ΛΕΙΤΟΥΡΓΙΚΑ ΣΥΣΤΗΜΑΤΑ ΧΕΙΜ 2019</text:p>
      <text:p text:style-name="P2"><text:span text:style-name="T9">ΤΕΤΑΡΤΗ</text:span> ΠΡΟΓΡΑΜΜΑΤΙΣΤΙΚΗ ΑΣΚΗΣΗ</text:p>
      <text:p text:style-name="P3"/>
      <text:p text:style-name="P5">Ευστρατία Ευαγγελινού<text:tab/>sdi1500038<text:tab/><text:tab/><text:span text:style-name="T10">ΑΜ 11152015000</text:span>38</text:p>
      <text:p text:style-name="P4">Βασίλειος Μαργιώλος<text:tab/><text:span text:style-name="T9">sdi1500090<text:tab/><text:tab/></text:span>ΑΜ 1115201500090</text:p>
      <text:p text:style-name="P4"/>
      <text:p text:style-name="P10">CFS FILE STRUCTURE</text:p>
      <text:p text:style-name="P5">binary <text:s/>.<text:span text:style-name="T13">cfs </text:span>file is organized in two parts:</text:p>
      <text:p text:style-name="P9">1<text:span text:style-name="T11">st</text:span><text:tab/>(METADATA)</text:p>
      <text:p text:style-name="P5">-entities total number in file system</text:p>
      <text:p text:style-name="P5">-next empty spot to store future entities (is the start to a linked list of free spots)</text:p>
      <text:p text:style-name="P5">-<text:span text:style-name="T12">block size<text:tab/><text:tab/><text:tab/><text:tab/><text:tab/><text:tab/><text:tab/>(defaults to 1024 bytes)</text:span></text:p>
      <text:p text:style-name="P5">-filename size<text:tab/><text:tab/><text:tab/><text:tab/><text:tab/><text:tab/><text:span text:style-name="T12">(defaults to 20 chars)</text:span></text:p>
      <text:p text:style-name="P6">-max size of files in bytes(applies to all entit<text:span text:style-name="T12">i</text:span>es)<text:tab/><text:span text:style-name="T12">(defaults to 1024 bytes)</text:span></text:p>
      <text:p text:style-name="P6">-<text:span text:style-name="T13">max entities per directory<text:tab/><text:tab/><text:tab/><text:tab/>(defaults to 20 entities)</text:span></text:p>
      <text:p text:style-name="P6"/>
      <text:p text:style-name="P8">2<text:span text:style-name="T11">nd</text:span><text:tab/>(ENTITIES)</text:p>
      <text:p text:style-name="P7">Each entity is represented by a struct (cfs_elmnt) followed by <text:span text:style-name="T8">max_file_size</text:span> bytes to store the contents of the entity.</text:p>
      <text:p text:style-name="P7">Contents of file:</text:p>
      <text:p text:style-name="P7"><text:tab/>-data of file.</text:p>
      <text:p text:style-name="P7">Contents of directory: </text:p>
      <text:p text:style-name="P7"><text:tab/>-unsigned int<text:tab/><text:tab/><text:tab/><text:tab/><text:tab/>(entities in this directory)</text:p>
      <text:p text:style-name="P7"><text:tab/>-pairs of char[filename_size] &amp; unsigned int<text:tab/>(symbolic name &amp; nodeid)</text:p>
      <text:p text:style-name="P7">Contents of link:</text:p>
      <text:p text:style-name="P7"><text:tab/>-unsigned int<text:tab/><text:tab/><text:tab/><text:tab/><text:tab/>(nodeid of linked entity)</text:p>
      <text:p text:style-name="P15"/>
      <text:p text:style-name="P13">FUNCTIONALITY</text:p>
      <text:p text:style-name="P17"><text:span text:style-name="T1">1.</text:span><text:span text:style-name="T6">c</text:span><text:span text:style-name="T1">fs_workwith:<text:tab/><text:tab/>yes<text:tab/></text:span><text:span text:style-name="T7">||<text:tab/></text:span><text:span text:style-name="T1">9.cfs_ln:<text:tab/><text:tab/><text:tab/>yes</text:span></text:p>
      <text:p text:style-name="P1">2.cfs_mkdir:<text:tab/><text:tab/><text:tab/>yes<text:tab/>||<text:tab/><text:span text:style-name="T19">10:cfs_mv:<text:tab/><text:tab/><text:tab/>yes</text:span></text:p>
      <text:p text:style-name="P23"><text:span text:style-name="T17">3.</text:span><text:span text:style-name="T14">cfs_touch:<text:tab/><text:tab/><text:tab/>yes<text:tab/></text:span><text:span text:style-name="T15">||<text:tab/></text:span><text:span text:style-name="T14">11.cfs_rm:<text:tab/><text:tab/><text:tab/>yes</text:span></text:p>
      <text:p text:style-name="P1">4.cfs_pwd:<text:tab/><text:tab/><text:tab/>yes<text:tab/>||<text:tab/><text:span text:style-name="T14">12.cfs_import:<text:tab/><text:tab/></text:span><text:span text:style-name="T16">yes</text:span></text:p>
      <text:p text:style-name="P22">5.cfs_cd:<text:tab/><text:tab/><text:tab/>yes<text:tab/><text:span text:style-name="T19">||<text:tab/></text:span>13.cfs_export:<text:tab/><text:tab/><text:span text:style-name="T21">no</text:span></text:p>
      <text:p text:style-name="P22">6.cfs_ls:<text:tab/><text:tab/><text:tab/>yes<text:tab/><text:span text:style-name="T19">||<text:tab/></text:span><text:span text:style-name="T18">14.</text:span>cfs_create:<text:tab/><text:tab/>yes</text:p>
      <text:p text:style-name="P22">7.cfs_cp:<text:tab/><text:tab/><text:tab/><text:span text:style-name="T20">yes</text:span><text:tab/><text:span text:style-name="T19">||<text:tab/></text:span>15.cfs_exit:<text:tab/><text:tab/><text:tab/>yes</text:p>
      <text:p text:style-name="P21">8.cfs_cat:<text:tab/><text:tab/><text:tab/><text:span text:style-name="T21">no</text:span></text:p>
      <text:p text:style-name="P21"/>
      <text:p text:style-name="P21"/>
      <text:p text:style-name="P12">FILE OUTPUTS</text:p>
      <text:p text:style-name="P20">Program creates <text:span text:style-name="T9">binary files with the suffix .cfs</text:span></text:p>
      <text:p text:style-name="P19"/>
      <text:p text:style-name="P14">SEPARATE COMPILATION</text:p>
      <text:p text:style-name="P18">Separate compilation of the program,divided into various modules.</text:p>
      <text:p text:style-name="P18"/>
      <text:p text:style-name="P11"><text:span text:style-name="T1">MAKEFILE </text:span><text:span text:style-name="T3">AND CMD LINE ARGUMENTS</text:span></text:p>
      <text:p text:style-name="P16"><text:span text:style-name="T2">compile command:</text:span><text:span text:style-name="T1"> make </text:span><text:span text:style-name="T4">all</text:span></text:p>
      <text:p text:style-name="P16"><text:span text:style-name="T2">run command: </text:span><text:span text:style-name="T1">./</text:span><text:span text:style-name="T5">cfs</text:span></text:p>
      <text:p text:style-name="P18"/>
      <text:p text:style-name="P16"><text:span text:style-name="T2">clean command:</text:span><text:span text:style-name="T1"> make cle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17:19.920583686</meta:creation-date>
    <dc:date>2020-02-03T15:02:39.678308322</dc:date>
    <meta:editing-duration>PT20M36S</meta:editing-duration>
    <meta:editing-cycles>7</meta:editing-cycles>
    <meta:generator>LibreOffice/6.2.8.2$Linux_X86_64 LibreOffice_project/20$Build-2</meta:generator>
    <meta:document-statistic meta:table-count="0" meta:image-count="0" meta:object-count="0" meta:page-count="1" meta:paragraph-count="39" meta:word-count="215" meta:character-count="1482" meta:non-whitespace-character-count="1250"/>
  </office:meta>
</office:document-meta>
</file>